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olution homogène d’une EQD du premier ordre</text:p>
          </table:table-cell>
          <table:table-cell office:value-type="string" calcext:value-type="string">
            <text:p>\(f_H(x) = Ke^{\frac{-b}{a}x}\)</text:p>
          </table:table-cell>
        </table:table-row>
        <table:table-row table:style-name="ro1">
          <table:table-cell office:value-type="string" calcext:value-type="string">
            <text:p>Solution particulière d’une EQD du premier ordre avec 2nd membre</text:p>
          </table:table-cell>
          <table:table-cell office:value-type="string" calcext:value-type="string">
            <text:p>\(K(x) = \int^x \frac{\phi(t)e^{\frac{b}{a}t}}{a}dt = \frac{1}{a}\int^x \phi(t)e^{\frac{b}{a}t}dt\)</text:p>
          </table:table-cell>
        </table:table-row>
        <table:table-row table:style-name="ro1">
          <table:table-cell office:value-type="string" calcext:value-type="string">
            <text:p>Solution homogène d’une EQD du deuxième ordre</text:p>
          </table:table-cell>
          <table:table-cell office:value-type="string" calcext:value-type="string">
            <text:p>Si \(\Delta \neq 0\), \(f(t)=C_1e^{r_1t} + C_2e^{r_2t}\) avec \(r_1\) et \(r_2\) les racines du polynome de l’équation caractéristique associé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8:27:34.724711674</meta:creation-date>
    <dc:date>2024-09-26T16:20:12.199625479</dc:date>
    <meta:editing-duration>PT4H58M10S</meta:editing-duration>
    <meta:editing-cycles>7</meta:editing-cycles>
    <meta:generator>LibreOffice/7.3.7.2$Linux_X86_64 LibreOffice_project/30$Build-2</meta:generator>
    <meta:document-statistic meta:table-count="1" meta:cell-count="6" meta:object-count="0"/>
  </office:meta>
</office:document-meta>
</file>